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ec7d" officeooo:paragraph-rsid="0007ec7d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07ec7d" officeooo:paragraph-rsid="0007ec7d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07ec7d" officeooo:paragraph-rsid="0007ec7d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07ec7d" officeooo:paragraph-rsid="0007ec7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ypedef</text:span> struct Date </text:p>
      <text:p text:style-name="P1">{</text:p>
      <text:p text:style-name="P2">int jj ;</text:p>
      <text:p text:style-name="P2">int mm ;</text:p>
      <text:p text:style-name="P2">int aaaa ;</text:p>
      <text:p text:style-name="P3">} date ;</text:p>
      <text:p text:style-name="P3"/>
      <text:p text:style-name="P3"/>
      <text:p text:style-name="P3"><text:span text:style-name="T1">Typedef</text:span> struct Time</text:p>
      <text:p text:style-name="P3">{</text:p>
      <text:p text:style-name="P2">int HH ;</text:p>
      <text:p text:style-name="P2">int MM ;</text:p>
      <text:p text:style-name="P3">} time ;</text:p>
      <text:p text:style-name="P3"/>
      <text:p text:style-name="P3"><text:span text:style-name="T1">Typedef </text:span>struct fiche_personnelle</text:p>
      <text:p text:style-name="P3">{</text:p>
      <text:p text:style-name="P2">char nom[30] ;</text:p>
      <text:p text:style-name="P2">char prenom[30] ;</text:p>
      <text:p text:style-name="P2">date date_de_naissance ;</text:p>
      <text:p text:style-name="P2">char cin[10] ;</text:p>
      <text:p text:style-name="P2">char tel[30] ;</text:p>
      <text:p text:style-name="P2">char e_mail[30] ;</text:p>
      <text:p text:style-name="P2">int taille ;</text:p>
      <text:p text:style-name="P2">int poids ;</text:p>
      <text:p text:style-name="P2">char decrire[100] ;</text:p>
      <text:p text:style-name="P3">} fp ;</text:p>
      <text:p text:style-name="P3"/>
      <text:p text:style-name="P3"><text:span text:style-name="T1">Typedef</text:span> struct rendez-vous</text:p>
      <text:p text:style-name="P3">{</text:p>
      <text:p text:style-name="P2">date date ;</text:p>
      <text:p text:style-name="P2">time heure ;</text:p>
      <text:p text:style-name="P3">} rdv ;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08:55:03.556423444</meta:creation-date>
    <dc:date>2018-11-04T09:06:19.254842006</dc:date>
    <meta:editing-duration>PT23S</meta:editing-duration>
    <meta:editing-cycles>1</meta:editing-cycles>
    <meta:document-statistic meta:table-count="0" meta:image-count="0" meta:object-count="0" meta:page-count="1" meta:paragraph-count="28" meta:word-count="76" meta:character-count="337" meta:non-whitespace-character-count="288"/>
    <meta:generator>LibreOffice/5.1.6.2$Linux_X86_64 LibreOffice_project/10m0$Build-2</meta:generator>
  </office:meta>
</office:document-meta>
</file>